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tyle="italic" style:font-style-asian="italic"/>
    </style:style>
    <style:style style:name="P3" style:parent-style-name="Normal" style:family="paragraph">
      <style:paragraph-properties fo:text-align="justify"/>
    </style:style>
    <style:style style:name="T4" style:parent-style-name="Policepardéfaut" style:family="text">
      <style:text-properties fo:font-weight="bold" style:font-weight-asian="bold" fo:font-style="italic" style:font-style-asian="italic"/>
    </style:style>
    <style:style style:name="TableColumn6" style:family="table-column">
      <style:table-column-properties style:column-width="1.2666in"/>
    </style:style>
    <style:style style:name="TableColumn7" style:family="table-column">
      <style:table-column-properties style:column-width="0.5347in"/>
    </style:style>
    <style:style style:name="TableColumn8" style:family="table-column">
      <style:table-column-properties style:column-width="4.2986in"/>
    </style:style>
    <style:style style:name="TableColumn9" style:family="table-column">
      <style:table-column-properties style:column-width="4.2986in"/>
    </style:style>
    <style:style style:name="TableColumn10" style:family="table-column">
      <style:table-column-properties style:column-width="4.2986in"/>
    </style:style>
    <style:style style:name="TableColumn11" style:family="table-column">
      <style:table-column-properties style:column-width="4.2986in"/>
    </style:style>
    <style:style style:name="Table5" style:family="table">
      <style:table-properties style:width="18.9958in" fo:margin-left="0in" table:align="left"/>
    </style:style>
    <style:style style:name="TableRow12" style:family="table-row">
      <style:table-row-properties style:min-row-height="0.1784in"/>
    </style:style>
    <style:style style:name="TableCell13" style:family="table-cell">
      <style:table-cell-properties fo:border="0.0069in solid #000000" fo:background-color="#4F81BD" style:writing-mode="lr-tb" style:vertical-align="middle" fo:padding-top="0.0062in" fo:padding-left="0.0062in" fo:padding-bottom="0in" fo:padding-right="0.0062in"/>
    </style:style>
    <style:style style:name="P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Cell15" style:family="table-cell">
      <style:table-cell-properties fo:border="0.0069in solid #000000" fo:background-color="#4F81BD" style:writing-mode="lr-tb" style:vertical-align="middle" fo:padding-top="0.0062in" fo:padding-left="0.0062in" fo:padding-bottom="0in" fo:padding-right="0.0062in"/>
    </style:style>
    <style:style style:name="P1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7" style:family="table-row">
      <style:table-row-properties style:min-row-height="0.1652in"/>
    </style:style>
    <style:style style:name="TableCell18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9" style:parent-style-name="Normal" style:family="paragraph">
      <style:paragraph-properties style:vertical-align="auto" fo:margin-bottom="0in" fo:line-height="100%"/>
      <style:text-properties fo:hyphenate="true"/>
    </style:style>
    <style:style style:name="T20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21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22" style:parent-style-name="Normal" style:family="paragraph">
      <style:paragraph-properties style:vertical-align="auto" fo:margin-bottom="0in" fo:line-height="100%"/>
      <style:text-properties fo:hyphenate="true"/>
    </style:style>
    <style:style style:name="T23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24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25" style:family="table-row">
      <style:table-row-properties style:min-row-height="0.0958in"/>
    </style:style>
    <style:style style:name="TableCell26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7" style:parent-style-name="Normal" style:family="paragraph">
      <style:paragraph-properties style:vertical-align="auto" fo:margin-bottom="0in" fo:line-height="100%"/>
      <style:text-properties fo:hyphenate="true"/>
    </style:style>
    <style:style style:name="T28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29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30" style:parent-style-name="Normal" style:family="paragraph">
      <style:paragraph-properties style:vertical-align="auto" fo:margin-bottom="0in" fo:line-height="100%"/>
      <style:text-properties fo:hyphenate="true"/>
    </style:style>
    <style:style style:name="T3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32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33" style:family="table-row">
      <style:table-row-properties style:min-row-height="0.2062in"/>
    </style:style>
    <style:style style:name="TableCell34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35" style:parent-style-name="Normal" style:family="paragraph">
      <style:paragraph-properties style:vertical-align="auto" fo:margin-bottom="0in" fo:line-height="100%"/>
      <style:text-properties fo:hyphenate="true"/>
    </style:style>
    <style:style style:name="T36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37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38" style:parent-style-name="Normal" style:family="paragraph">
      <style:paragraph-properties style:vertical-align="auto" fo:margin-bottom="0in" fo:line-height="100%"/>
      <style:text-properties fo:hyphenate="true"/>
    </style:style>
    <style:style style:name="T3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4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4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42" style:family="table-row">
      <style:table-row-properties style:min-row-height="0.1652in"/>
    </style:style>
    <style:style style:name="TableCell43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44" style:parent-style-name="Normal" style:family="paragraph">
      <style:paragraph-properties style:vertical-align="auto" fo:margin-bottom="0in" fo:line-height="100%"/>
      <style:text-properties fo:hyphenate="true"/>
    </style:style>
    <style:style style:name="T45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46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47" style:parent-style-name="Normal" style:family="paragraph">
      <style:paragraph-properties style:vertical-align="auto" fo:margin-bottom="0in" fo:line-height="100%"/>
      <style:text-properties fo:hyphenate="true"/>
    </style:style>
    <style:style style:name="T4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4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5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5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52" style:family="table-row">
      <style:table-row-properties style:min-row-height="0.1652in"/>
    </style:style>
    <style:style style:name="TableCell53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54" style:parent-style-name="Normal" style:family="paragraph">
      <style:paragraph-properties style:vertical-align="auto" fo:margin-bottom="0in" fo:line-height="100%"/>
      <style:text-properties fo:hyphenate="true"/>
    </style:style>
    <style:style style:name="T55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56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57" style:parent-style-name="Normal" style:family="paragraph">
      <style:paragraph-properties style:vertical-align="auto" fo:margin-bottom="0in" fo:line-height="100%"/>
      <style:text-properties fo:hyphenate="true"/>
    </style:style>
    <style:style style:name="T5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5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6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61" style:family="table-row">
      <style:table-row-properties style:min-row-height="0.1784in"/>
    </style:style>
    <style:style style:name="TableCell62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63" style:parent-style-name="Normal" style:family="paragraph">
      <style:paragraph-properties style:vertical-align="auto" fo:margin-bottom="0in" fo:line-height="100%"/>
      <style:text-properties fo:hyphenate="true"/>
    </style:style>
    <style:style style:name="T64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65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66" style:parent-style-name="Normal" style:family="paragraph">
      <style:paragraph-properties style:vertical-align="auto" fo:margin-bottom="0in" fo:line-height="100%"/>
      <style:text-properties fo:hyphenate="true"/>
    </style:style>
    <style:style style:name="T67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68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69" style:parent-style-name="Normal" style:family="paragraph">
      <style:paragraph-properties style:vertical-align="auto" fo:margin-bottom="0in" fo:line-height="100%"/>
      <style:text-properties fo:hyphenate="true"/>
    </style:style>
    <style:style style:name="T70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Row71" style:family="table-row">
      <style:table-row-properties style:min-row-height="0.1784in"/>
    </style:style>
    <style:style style:name="TableCell72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73" style:parent-style-name="Normal" style:family="paragraph">
      <style:paragraph-properties style:vertical-align="auto" fo:margin-bottom="0in" fo:line-height="100%"/>
      <style:text-properties fo:hyphenate="true"/>
    </style:style>
    <style:style style:name="TableCell74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75" style:parent-style-name="Normal" style:family="paragraph">
      <style:paragraph-properties style:vertical-align="auto" fo:margin-bottom="0in" fo:line-height="100%"/>
      <style:text-properties fo:hyphenate="true"/>
    </style:style>
    <style:style style:name="T76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7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78" style:parent-style-name="Normal" style:family="paragraph">
      <style:paragraph-properties style:vertical-align="auto" fo:margin-bottom="0in" fo:line-height="100%"/>
      <style:text-properties fo:hyphenate="true"/>
    </style:style>
    <style:style style:name="TableRow79" style:family="table-row">
      <style:table-row-properties style:min-row-height="0.1784in"/>
    </style:style>
    <style:style style:name="P80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 fo:hyphenate="true"/>
    </style:style>
    <style:style style:name="TableCell81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83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4" style:parent-style-name="Normal" style:family="paragraph">
      <style:paragraph-properties style:vertical-align="auto" fo:margin-bottom="0in" fo:line-height="100%"/>
      <style:text-properties fo:hyphenate="true"/>
    </style:style>
    <style:style style:name="TableRow85" style:family="table-row">
      <style:table-row-properties style:min-row-height="0.1784in"/>
    </style:style>
    <style:style style:name="P86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 fo:hyphenate="true"/>
    </style:style>
    <style:style style:name="TableCell8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8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91" style:family="table-row">
      <style:table-row-properties style:min-row-height="0.1784in"/>
    </style:style>
    <style:style style:name="P9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93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94" style:parent-style-name="Normal" style:family="paragraph">
      <style:paragraph-properties style:vertical-align="auto" fo:margin-bottom="0in" fo:line-height="100%"/>
      <style:text-properties fo:hyphenate="true"/>
    </style:style>
    <style:style style:name="T95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96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97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98" style:family="table-row">
      <style:table-row-properties style:min-row-height="0.1784in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00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01" style:parent-style-name="Normal" style:family="paragraph">
      <style:paragraph-properties style:vertical-align="auto" fo:margin-bottom="0in" fo:line-height="100%"/>
      <style:text-properties fo:hyphenate="true"/>
    </style:style>
    <style:style style:name="T102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03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05" style:family="table-row">
      <style:table-row-properties style:min-row-height="0.1784in"/>
    </style:style>
    <style:style style:name="P10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0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08" style:parent-style-name="Normal" style:family="paragraph">
      <style:paragraph-properties style:vertical-align="auto" fo:margin-bottom="0in" fo:line-height="100%"/>
      <style:text-properties fo:hyphenate="true"/>
    </style:style>
    <style:style style:name="T10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10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12" style:family="table-row">
      <style:table-row-properties style:min-row-height="0.1784in"/>
    </style:style>
    <style:style style:name="TableCell113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15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11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19" style:family="table-row">
      <style:table-row-properties style:min-row-height="0.1784in"/>
    </style:style>
    <style:style style:name="TableCell120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2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22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124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26" style:family="table-row">
      <style:table-row-properties style:min-row-height="0.1784in"/>
    </style:style>
    <style:style style:name="TableCell127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28" style:parent-style-name="Normal" style:family="paragraph">
      <style:paragraph-properties style:vertical-align="auto" fo:margin-bottom="0in" fo:line-height="100%"/>
      <style:text-properties fo:hyphenate="true"/>
    </style:style>
    <style:style style:name="T129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130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131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132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33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34" style:parent-style-name="Normal" style:family="paragraph">
      <style:paragraph-properties style:vertical-align="auto" fo:margin-bottom="0in" fo:line-height="100%"/>
      <style:text-properties fo:hyphenate="true"/>
    </style:style>
    <style:style style:name="T135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36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37" style:parent-style-name="Normal" style:family="paragraph">
      <style:paragraph-properties style:vertical-align="auto" fo:margin-bottom="0in" fo:line-height="100%"/>
      <style:text-properties fo:hyphenate="true"/>
    </style:style>
    <style:style style:name="T138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Row139" style:family="table-row">
      <style:table-row-properties style:min-row-height="0.1784in"/>
    </style:style>
    <style:style style:name="TableCell140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4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42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43" style:parent-style-name="Normal" style:family="paragraph">
      <style:paragraph-properties style:vertical-align="auto" fo:margin-bottom="0in" fo:line-height="100%"/>
      <style:text-properties fo:hyphenate="true"/>
    </style:style>
    <style:style style:name="T144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145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46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48" style:family="table-row">
      <style:table-row-properties style:min-row-height="0.1784in"/>
    </style:style>
    <style:style style:name="TableCell149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5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51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153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55" style:family="table-row">
      <style:table-row-properties style:min-row-height="0.1784in"/>
    </style:style>
    <style:style style:name="TableCell156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5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58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59" style:parent-style-name="Normal" style:family="paragraph">
      <style:paragraph-properties style:vertical-align="auto" fo:margin-bottom="0in" fo:line-height="100%"/>
      <style:text-properties fo:hyphenate="true"/>
    </style:style>
    <style:style style:name="T16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16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62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63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164" style:family="table-row">
      <style:table-row-properties style:min-row-height="0.1784in"/>
    </style:style>
    <style:style style:name="TableCell165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6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6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16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70" style:parent-style-name="Normal" style:family="paragraph">
      <style:paragraph-properties style:vertical-align="auto" fo:margin-bottom="0in" fo:line-height="100%"/>
      <style:text-properties fo:hyphenate="true"/>
    </style:style>
    <style:style style:name="T17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172" style:family="table-row">
      <style:table-row-properties style:min-row-height="0.1784in"/>
    </style:style>
    <style:style style:name="TableCell173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7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75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76" style:parent-style-name="Normal" style:family="paragraph">
      <style:paragraph-properties style:vertical-align="auto" fo:margin-bottom="0in" fo:line-height="100%"/>
      <style:text-properties fo:hyphenate="true"/>
    </style:style>
    <style:style style:name="T177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17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7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18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82" style:parent-style-name="Normal" style:family="paragraph">
      <style:paragraph-properties style:vertical-align="auto" fo:margin-bottom="0in" fo:line-height="100%"/>
      <style:text-properties fo:hyphenate="true"/>
    </style:style>
    <style:style style:name="TableCell18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84" style:parent-style-name="Normal" style:family="paragraph">
      <style:paragraph-properties style:vertical-align="auto" fo:margin-bottom="0in" fo:line-height="100%"/>
      <style:text-properties fo:hyphenate="true"/>
    </style:style>
    <style:style style:name="T185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8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87" style:parent-style-name="Normal" style:family="paragraph">
      <style:paragraph-properties style:vertical-align="auto" fo:margin-bottom="0in" fo:line-height="100%"/>
      <style:text-properties fo:hyphenate="true"/>
    </style:style>
    <style:style style:name="T188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Row189" style:family="table-row">
      <style:table-row-properties style:min-row-height="0.1784in"/>
    </style:style>
    <style:style style:name="TableCell190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91" style:parent-style-name="Normal" style:family="paragraph">
      <style:paragraph-properties style:vertical-align="auto" fo:margin-bottom="0in" fo:line-height="100%"/>
      <style:text-properties fo:hyphenate="true"/>
    </style:style>
    <style:style style:name="T192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193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194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95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96" style:parent-style-name="Normal" style:family="paragraph">
      <style:paragraph-properties style:vertical-align="auto" fo:margin-bottom="0in" fo:line-height="100%"/>
      <style:text-properties fo:hyphenate="true"/>
    </style:style>
    <style:style style:name="T197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98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99" style:parent-style-name="Normal" style:family="paragraph">
      <style:paragraph-properties style:vertical-align="auto" fo:margin-bottom="0in" fo:line-height="100%"/>
      <style:text-properties fo:hyphenate="true"/>
    </style:style>
    <style:style style:name="T200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20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0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Normal" style:family="paragraph">
      <style:paragraph-properties style:vertical-align="auto" fo:margin-bottom="0in" fo:line-height="100%"/>
      <style:text-properties fo:hyphenate="true"/>
    </style:style>
    <style:style style:name="T205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208" style:family="table-row">
      <style:table-row-properties style:min-row-height="0.1784in"/>
    </style:style>
    <style:style style:name="TableCell209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1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11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12" style:parent-style-name="Normal" style:family="paragraph">
      <style:paragraph-properties style:vertical-align="auto" fo:margin-bottom="0in" fo:line-height="100%"/>
      <style:text-properties fo:hyphenate="true"/>
    </style:style>
    <style:style style:name="T213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214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215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21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style:vertical-align="auto" fo:margin-bottom="0in" fo:line-height="100%"/>
      <style:text-properties fo:hyphenate="true"/>
    </style:style>
    <style:style style:name="T22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224" style:family="table-row">
      <style:table-row-properties style:min-row-height="0.1784in"/>
    </style:style>
    <style:style style:name="TableCell225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2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22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23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3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237" style:family="table-row">
      <style:table-row-properties style:min-row-height="0.1784in"/>
    </style:style>
    <style:style style:name="TableCell238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3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40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41" style:parent-style-name="Normal" style:family="paragraph">
      <style:paragraph-properties style:vertical-align="auto" fo:margin-bottom="0in" fo:line-height="100%"/>
      <style:text-properties fo:hyphenate="true"/>
    </style:style>
    <style:style style:name="T242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243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244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2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Cell24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4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style:vertical-align="auto" fo:margin-bottom="0in" fo:line-height="100%"/>
      <style:text-properties fo:hyphenate="true"/>
    </style:style>
    <style:style style:name="T25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style:vertical-align="auto" fo:margin-bottom="0in" fo:line-height="100%"/>
      <style:text-properties fo:hyphenate="true"/>
    </style:style>
    <style:style style:name="T253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P254" style:parent-style-name="Normal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Cas d’utilisation « Attaquer un ennemi<text:s/>»</text:p>
      <text:p text:style-name="P3">Le joueur possède un ou plusieurs unités. Il peut avoir la possibilité d’attaquer un ennemi si<text:line-break/>celui-ci est assez proche de son unité, à l’aide d’attaques normale ou spéciales.<text:s/>Il suffit au joueur de choisir<text:s/>l’unité qui va attaquer,<text:s/>le type d’attaques<text:s/>et<text:s/>l’ennemi à<text:s/>attaquer.<text:s/>Après l’attaque, le tour<text:s/>de cette<text:s/>unité est terminé.<text:tab/><text:span text:style-name="T4"><text:line-break/>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 table:number-columns-spanned="2">
            <text:p text:style-name="P16"/>
          </table:table-cell>
          <table:covered-table-cell/>
          <table:table-cell>
            <text:p text:style-name="P16"/>
          </table:table-cell>
          <table:table-cell>
            <text:p text:style-name="P16"/>
          </table:table-cell>
          <table:table-cell>
            <text:p text:style-name="P16"/>
          </table:table-cell>
        </table:table-row>
        <table:table-row table:style-name="TableRow17">
          <table:table-cell table:style-name="TableCell18">
            <text:p text:style-name="P19"><text:span text:style-name="T20">Résumé</text:span></text:p>
          </table:table-cell>
          <table:table-cell table:style-name="TableCell21" table:number-columns-spanned="2">
            <text:p text:style-name="P22"><text:span text:style-name="T23">Le joueur attaque un ennemi avec une de ses unités</text:span><text:span text:style-name="T24">.</text:span></text:p>
          </table:table-cell>
          <table:covered-table-cell/>
          <table:table-cell>
            <text:p text:style-name="P22"/>
          </table:table-cell>
          <table:table-cell>
            <text:p text:style-name="P22"/>
          </table:table-cell>
          <table:table-cell>
            <text:p text:style-name="P22"/>
          </table:table-cell>
        </table:table-row>
        <table:table-row table:style-name="TableRow25">
          <table:table-cell table:style-name="TableCell26">
            <text:p text:style-name="P27"><text:span text:style-name="T28">Acteur principal</text:span></text:p>
          </table:table-cell>
          <table:table-cell table:style-name="TableCell29" table:number-columns-spanned="2">
            <text:p text:style-name="P30"><text:span text:style-name="T31">Le joueur</text:span><text:span text:style-name="T32">.</text:span></text:p>
          </table:table-cell>
          <table:covered-table-cell/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</table:table-row>
        <table:table-row table:style-name="TableRow33">
          <table:table-cell table:style-name="TableCell34">
            <text:p text:style-name="P35"><text:span text:style-name="T36">Pré conditions</text:span></text:p>
          </table:table-cell>
          <table:table-cell table:style-name="TableCell37" table:number-columns-spanned="2">
            <text:p text:style-name="P38"><text:span text:style-name="T39">L’unité est</text:span><text:span text:style-name="T40"><text:s/>à portée de l’ennemi &amp; Le tour de l’unité n’est pas terminé</text:span><text:span text:style-name="T41">.</text:span></text:p>
          </table:table-cell>
          <table:covered-table-cell/>
          <table:table-cell>
            <text:p text:style-name="P38"/>
          </table:table-cell>
          <table:table-cell>
            <text:p text:style-name="P38"/>
          </table:table-cell>
          <table:table-cell>
            <text:p text:style-name="P38"/>
          </table:table-cell>
        </table:table-row>
        <table:table-row table:style-name="TableRow42">
          <table:table-cell table:style-name="TableCell43">
            <text:p text:style-name="P44"><text:span text:style-name="T45">Post conditions<text:s/></text:span></text:p>
          </table:table-cell>
          <table:table-cell table:style-name="TableCell46" table:number-columns-spanned="2">
            <text:p text:style-name="P47"><text:span text:style-name="T48">Les<text:s/></text:span><text:span text:style-name="T49">dégâts</text:span><text:span text:style-name="T50"><text:s/>ont été infligés à l’unité et à l’ennemi</text:span><text:span text:style-name="T51">.</text:span></text:p>
          </table:table-cell>
          <table:covered-table-cell/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</table:table-row>
        <table:table-row table:style-name="TableRow52">
          <table:table-cell table:style-name="TableCell53">
            <text:p text:style-name="P54"><text:span text:style-name="T55">Déclencheur</text:span></text:p>
          </table:table-cell>
          <table:table-cell table:style-name="TableCell56" table:number-columns-spanned="2">
            <text:p text:style-name="P57"><text:span text:style-name="T58">Curseur d’attaqu</text:span><text:span text:style-name="T59">e placé sur l’ennemi à attaquer</text:span><text:span text:style-name="T60">.</text:span></text:p>
          </table:table-cell>
          <table:covered-table-cell/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</table:table-row>
        <table:table-row table:style-name="TableRow61">
          <table:table-cell table:style-name="TableCell62">
            <text:p text:style-name="P63"><text:span text:style-name="T64">Scénario nominal</text:span></text:p>
          </table:table-cell>
          <table:table-cell table:style-name="TableCell65">
            <text:p text:style-name="P66"><text:span text:style-name="T67">Étapes</text:span></text:p>
          </table:table-cell>
          <table:table-cell table:style-name="TableCell68">
            <text:p text:style-name="P69"><text:span text:style-name="T70">Actions</text:span></text:p>
          </table:table-cell>
          <table:table-cell>
            <text:p text:style-name="P69"/>
          </table:table-cell>
          <table:table-cell>
            <text:p text:style-name="P69"/>
          </table:table-cell>
          <table:table-cell>
            <text:p text:style-name="P69"/>
          </table:table-cell>
        </table:table-row>
        <table:table-row table:style-name="TableRow71">
          <table:table-cell table:style-name="TableCell72" table:number-rows-spanned="6">
            <text:p text:style-name="P73"/>
          </table:table-cell>
          <table:table-cell table:style-name="TableCell74">
            <text:p text:style-name="P75"><text:span text:style-name="T76">1</text:span></text:p>
          </table:table-cell>
          <table:table-cell table:style-name="TableCell77">
            <text:p text:style-name="P78">Le joueur sélectionne l’unité qui va attaquer, avec le bouton gauche de la souris.</text:p>
          </table:table-cell>
          <table:table-cell>
            <text:p text:style-name="P78"/>
          </table:table-cell>
          <table:table-cell>
            <text:p text:style-name="P78"/>
          </table:table-cell>
          <table:table-cell>
            <text:p text:style-name="P78"/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2</text:p>
          </table:table-cell>
          <table:table-cell table:style-name="TableCell83">
            <text:p text:style-name="P84">Le système affiche les statistiques, les points forts et faibles de l’unité du joueur, et un menu avec les différentes attaques possibles<text:s/>à l’écran.</text:p>
          </table:table-cell>
          <table:table-cell>
            <text:p text:style-name="P84"/>
          </table:table-cell>
          <table:table-cell>
            <text:p text:style-name="P84"/>
          </table:table-cell>
          <table:table-cell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3</text:p>
          </table:table-cell>
          <table:table-cell table:style-name="TableCell89">
            <text:p text:style-name="P90">Le système sélectionne par défaut l’attaque normale.</text:p>
          </table:table-cell>
          <table:table-cell>
            <text:p text:style-name="P90"/>
          </table:table-cell>
          <table:table-cell>
            <text:p text:style-name="P90"/>
          </table:table-cell>
          <table:table-cell>
            <text:p text:style-name="P90"/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<text:span text:style-name="T95">4</text:span></text:p>
          </table:table-cell>
          <table:table-cell table:style-name="TableCell96">
            <text:p text:style-name="P97">Le joueur clique sur<text:s/>l’ennemi avec le bouton droit de la souris.</text:p>
          </table:table-cell>
          <table:table-cell>
            <text:p text:style-name="P97"/>
          </table:table-cell>
          <table:table-cell>
            <text:p text:style-name="P97"/>
          </table:table-cell>
          <table:table-cell>
            <text:p text:style-name="P97"/>
          </table:table-cell>
        </table:table-row>
        <table:table-row table:style-name="TableRow98">
          <table:covered-table-cell>
            <text:p text:style-name="P99"/>
          </table:covered-table-cell>
          <table:table-cell table:style-name="TableCell100">
            <text:p text:style-name="P101"><text:span text:style-name="T102">5</text:span></text:p>
          </table:table-cell>
          <table:table-cell table:style-name="TableCell103">
            <text:p text:style-name="P104">Le système fait que l’unité attaque l’ennemi visé par le joueur.</text:p>
          </table:table-cell>
          <table:table-cell>
            <text:p text:style-name="P104"/>
          </table:table-cell>
          <table:table-cell>
            <text:p text:style-name="P104"/>
          </table:table-cell>
          <table:table-cell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<text:span text:style-name="T109">6</text:span></text:p>
          </table:table-cell>
          <table:table-cell table:style-name="TableCell110">
            <text:p text:style-name="P111">Le système fait que l’ennemi contre-attaque automatiquement en infligeant aussi<text:s/>des dégâts à l’unité du joueur.</text:p>
          </table:table-cell>
          <table:table-cell>
            <text:p text:style-name="P111"/>
          </table:table-cell>
          <table:table-cell>
            <text:p text:style-name="P111"/>
          </table:table-cell>
          <table:table-cell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7</text:p>
          </table:table-cell>
          <table:table-cell table:style-name="TableCell117">
            <text:p text:style-name="P118">Le système recalcule les points de vie de l’unité et de l’ennemi.</text:p>
          </table:table-cell>
          <table:table-cell>
            <text:p text:style-name="P118"/>
          </table:table-cell>
          <table:table-cell>
            <text:p text:style-name="P118"/>
          </table:table-cell>
          <table:table-cell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8</text:p>
          </table:table-cell>
          <table:table-cell table:style-name="TableCell124">
            <text:p text:style-name="P125">Le système termine le tour de l’unité.</text:p>
          </table:table-cell>
          <table:table-cell>
            <text:p text:style-name="P125"/>
          </table:table-cell>
          <table:table-cell>
            <text:p text:style-name="P125"/>
          </table:table-cell>
          <table:table-cell>
            <text:p text:style-name="P125"/>
          </table:table-cell>
        </table:table-row>
        <table:table-row table:style-name="TableRow126">
          <table:table-cell table:style-name="TableCell127">
            <text:p text:style-name="P128"><text:span text:style-name="T129">Scénarios</text:span><text:span text:style-name="T130"><text:line-break/></text:span><text:span text:style-name="T131">d’E</text:span><text:span text:style-name="T132">xception</text:span></text:p>
          </table:table-cell>
          <table:table-cell table:style-name="TableCell133">
            <text:p text:style-name="P134"><text:span text:style-name="T135">Étapes</text:span></text:p>
          </table:table-cell>
          <table:table-cell table:style-name="TableCell136">
            <text:p text:style-name="P137"><text:span text:style-name="T138">Actions</text:span></text:p>
          </table:table-cell>
          <table:table-cell>
            <text:p text:style-name="P137"/>
          </table:table-cell>
          <table:table-cell>
            <text:p text:style-name="P137"/>
          </table:table-cell>
          <table:table-cell>
            <text:p text:style-name="P137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><text:span text:style-name="T144">6</text:span><text:span text:style-name="T145">.1A</text:span></text:p>
          </table:table-cell>
          <table:table-cell table:style-name="TableCell146">
            <text:p text:style-name="P147">L’unité du joueur<text:s/>perd la totalité de ses points de vie<text:s/>et meurt.</text:p>
          </table:table-cell>
          <table:table-cell>
            <text:p text:style-name="P147"/>
          </table:table-cell>
          <table:table-cell>
            <text:p text:style-name="P147"/>
          </table:table-cell>
          <table:table-cell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6.2A</text:p>
          </table:table-cell>
          <table:table-cell table:style-name="TableCell153">
            <text:p text:style-name="P154">Le système détruit l’unité.<text:s/></text:p>
          </table:table-cell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<text:span text:style-name="T160">6</text:span><text:span text:style-name="T161">.1B</text:span></text:p>
          </table:table-cell>
          <table:table-cell table:style-name="TableCell162">
            <text:p text:style-name="P163">L’ennemi perd la totalité de ses points de vie<text:s/>et meurt.</text:p>
          </table:table-cell>
          <table:table-cell>
            <text:p text:style-name="P163"/>
          </table:table-cell>
          <table:table-cell>
            <text:p text:style-name="P163"/>
          </table:table-cell>
          <table:table-cell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>6.2B</text:p>
          </table:table-cell>
          <table:table-cell table:style-name="TableCell169">
            <text:p text:style-name="P170"><text:span text:style-name="T171">Le système détruit l’ennemi.</text:span></text:p>
          </table:table-cell>
          <table:table-cell>
            <text:p text:style-name="P170"/>
          </table:table-cell>
          <table:table-cell>
            <text:p text:style-name="P170"/>
          </table:table-cell>
          <table:table-cell>
            <text:p text:style-name="P170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<text:span text:style-name="T177">6</text:span><text:span text:style-name="T178">.1C</text:span></text:p>
          </table:table-cell>
          <table:table-cell table:style-name="TableCell179">
            <text:p text:style-name="P180">L’unité ou l’ennemi ont toujours des points de vie, ils<text:s/>restent en vie.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<text:span text:style-name="T185">Étapes</text:span></text:p>
          </table:table-cell>
          <table:table-cell table:style-name="TableCell186">
            <text:p text:style-name="P187"><text:span text:style-name="T188">Actions</text:span></text:p>
          </table:table-cell>
        </table:table-row>
        <table:table-row table:style-name="TableRow189">
          <table:table-cell table:style-name="TableCell190">
            <text:p text:style-name="P191"><text:span text:style-name="T192">Scénarios</text:span><text:span text:style-name="T193"><text:line-break/></text:span><text:span text:style-name="T194">Alternatif</text:span></text:p>
          </table:table-cell>
          <table:table-cell table:style-name="TableCell195">
            <text:p text:style-name="P196"><text:span text:style-name="T197">Étapes</text:span></text:p>
          </table:table-cell>
          <table:table-cell table:style-name="TableCell198">
            <text:p text:style-name="P199"><text:span text:style-name="T200">Actions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<text:span text:style-name="T205">4.1A</text:span></text:p>
          </table:table-cell>
          <table:table-cell table:style-name="TableCell206">
            <text:p text:style-name="P207">L’unité du joueur perd la totalité de ses points de vie et meurt.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><text:span text:style-name="T213">3</text:span><text:span text:style-name="T214">.1</text:span></text:p>
          </table:table-cell>
          <table:table-cell table:style-name="TableCell215">
            <text:p text:style-name="P216">Le joueur sélectionne une attaque spéciale avec le clic gauche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<text:span text:style-name="T221">4.1B</text:span></text:p>
          </table:table-cell>
          <table:table-cell table:style-name="TableCell222">
            <text:p text:style-name="P223">L’ennemi perd la totalité de ses points de vie et meurt.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3.2</text:p>
          </table:table-cell>
          <table:table-cell table:style-name="TableCell229">
            <text:p text:style-name="P230">Le système sélectionne l’attaque choisie par le joueur.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><text:span text:style-name="T242">3</text:span><text:span text:style-name="T243">.3</text:span></text:p>
          </table:table-cell>
          <table:table-cell table:style-name="TableCell244">
            <text:p text:style-name="P245">Retour à l’étape 4.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<text:span text:style-name="T250">4.1C</text:span></text:p>
          </table:table-cell>
          <table:table-cell table:style-name="TableCell251">
            <text:p text:style-name="P252"><text:span text:style-name="T253">L’unité ou l’ennemi ont toujours des points de vie, il restent en vie.</text:span></text:p>
          </table:table-cell>
        </table:table-row>
      </table:table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fr" fo:country="FR" style:language-asian="fr" style:country-asian="FR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fr" fo:country="FR" style:language-asian="fr" style:country-asian="F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2479in" fo:margin-bottom="0.4923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William CHAZO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Bélanger</meta:initial-creator>
    <dc:creator>Danny Bélanger</dc:creator>
    <meta:creation-date>2018-01-26T18:22:00Z</meta:creation-date>
    <dc:date>2018-01-26T19:38:00Z</dc:date>
    <meta:template xlink:href="Normal.dotm" xlink:type="simple"/>
    <meta:editing-cycles>93</meta:editing-cycles>
    <meta:editing-duration>PT3660S</meta:editing-duration>
    <meta:document-statistic meta:page-count="1" meta:paragraph-count="4" meta:word-count="328" meta:character-count="2132" meta:row-count="15" meta:non-whitespace-character-count="1808"/>
  </office:meta>
</office:document-meta>
</file>